
<file path=META-INF/manifest.xml><?xml version="1.0" encoding="utf-8"?>
<manifest:manifest xmlns:manifest="urn:oasis:names:tc:opendocument:xmlns:manifest:1.0">
  <manifest:file-entry manifest:full-path="/" manifest:media-type="application/vnd.oasis.opendocument.text"/>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draw="urn:oasis:names:tc:opendocument:xmlns:drawing:1.0" xmlns:fo="urn:oasis:names:tc:opendocument:xmlns:xsl-fo-compatible:1.0" xmlns:style="urn:oasis:names:tc:opendocument:xmlns:style:1.0" xmlns:number="urn:oasis:names:tc:opendocument:xmlns:datastyle:1.0" xmlns:table="urn:oasis:names:tc:opendocument:xmlns:table:1.0" xmlns:text="urn:oasis:names:tc:opendocument:xmlns:text:1.0" xmlns:xlink="http://www.w3.org/1999/xlink" xmlns:dc="http://purl.org/dc/elements/1.1/" xmlns:svg="urn:oasis:names:tc:opendocument:xmlns:svg-compatible:1.0" xmlns:pcut="urn:cleverage:xmlns:post-processings:pcut">
  <office:scripts/>
  <office:font-face-decls>
    <style:font-face style:name="바탕" svg:font-family="바탕" style:font-family-generic="roman"/>
    <style:font-face style:name="Calibri" svg:font-family="Calibri" style:font-family-generic="swiss"/>
    <style:font-face style:name="Arial" svg:font-family="Arial" style:font-family-generic="swiss"/>
    <style:font-face style:name="Wingdings" svg:font-family="Wingdings" style:font-family-generic="system"/>
    <style:font-face style:name="Mangal" svg:font-family="Mangal" style:font-family-generic="roman"/>
  </office:font-face-decls>
  <office:automatic-styles>
    <style:style style:name="ID0EL1AG" style:family="paragraph" style:parent-style-name="Standard" style:master-page-name="Standard">
      <style:paragraph-properties fo:text-align="justify" fo:break-before="page" fo:margin-left="0cm" fo:text-indent="0cm" fo:margin-right="0cm" fo:widows="2" fo:orphans="2"/>
    </style:style>
    <style:style style:name="ID0EU1AG" style:family="text">
      <style:text-properties style:font-name="바탕" style:font-name-complex="바탕" style:font-size-complex="12pt"/>
    </style:style>
    <style:style style:name="ID0E41AG" style:family="paragraph" style:parent-style-name="Standard">
      <style:paragraph-properties fo:text-align="justify" fo:margin-left="0cm" fo:text-indent="0cm" fo:margin-right="0cm" fo:widows="2" fo:orphans="2"/>
    </style:style>
    <style:style style:name="ID0EF2AG" style:family="text">
      <style:text-properties style:font-name="바탕" style:font-name-complex="바탕" style:font-size-complex="12pt"/>
    </style:style>
    <style:style style:name="ID0EO2A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42AG" style:family="paragraph" style:parent-style-name="Standard">
      <style:paragraph-properties fo:text-align="justify" fo:margin-left="0cm" fo:text-indent="0cm" fo:margin-right="0cm" fo:widows="2" fo:orphans="2"/>
    </style:style>
    <style:style style:name="ID0EF3AG" style:family="text">
      <style:text-properties style:font-name="바탕" style:font-name-complex="바탕" style:font-size-complex="12pt"/>
    </style:style>
    <style:style style:name="ID0EO3A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43AG" style:family="paragraph" style:parent-style-name="Standard">
      <style:paragraph-properties fo:text-align="justify" fo:margin-left="0cm" fo:text-indent="0cm" fo:margin-right="0cm" fo:widows="2" fo:orphans="2"/>
    </style:style>
    <style:style style:name="ID0EM4AG" style:family="text">
      <style:text-properties style:font-name="바탕" style:font-name-complex="바탕" style:font-size-complex="12pt"/>
    </style:style>
    <style:style style:name="ID0EV4AG" style:family="text">
      <style:text-properties style:font-name="바탕" style:font-name-complex="바탕" style:font-size-complex="12pt"/>
    </style:style>
    <style:style style:name="ID0E54AG" style:family="text">
      <style:text-properties style:font-name="바탕" style:font-name-complex="바탕" style:font-size-complex="12pt"/>
    </style:style>
    <style:style style:name="ID0EH5AG" style:family="text">
      <style:text-properties style:font-name="바탕" style:font-name-complex="바탕" style:font-size-complex="12pt"/>
    </style:style>
    <style:style style:name="ID0EQ5AG" style:family="text">
      <style:text-properties style:font-name="바탕" style:font-name-complex="바탕" style:font-size-complex="12pt"/>
    </style:style>
    <style:style style:name="ID0EZ5A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I6AG" style:family="paragraph" style:parent-style-name="Standard">
      <style:paragraph-properties fo:text-align="justify" fo:margin-left="0cm" fo:text-indent="0cm" fo:margin-right="0cm" fo:widows="2" fo:orphans="2"/>
    </style:style>
    <style:style style:name="ID0EQ6AG" style:family="text">
      <style:text-properties style:font-name="바탕" style:font-name-complex="바탕" style:font-size-complex="12pt"/>
    </style:style>
    <style:style style:name="ID0EZ6AG" style:family="text">
      <style:text-properties style:font-name="바탕" style:font-name-complex="바탕" style:font-size-complex="12pt"/>
    </style:style>
    <style:style style:name="ID0ECABG" style:family="text">
      <style:text-properties style:font-name="바탕" style:font-name-complex="바탕" style:font-size-complex="12pt"/>
    </style:style>
    <style:style style:name="ID0ELABG" style:family="text">
      <style:text-properties style:font-name="바탕" style:font-name-complex="바탕" style:font-size-complex="12pt"/>
    </style:style>
    <style:style style:name="ID0EUABG" style:family="text">
      <style:text-properties style:font-name="바탕" style:font-name-complex="바탕" style:font-size-complex="12pt"/>
    </style:style>
    <style:style style:name="ID0E4ABG" style:family="text">
      <style:text-properties style:font-name="바탕" style:font-name-complex="바탕" style:font-size-complex="12pt"/>
    </style:style>
    <style:style style:name="ID0EGBBG" style:family="text">
      <style:text-properties style:font-name="바탕" style:font-name-complex="바탕" style:font-size-complex="12pt"/>
    </style:style>
    <style:style style:name="ID0EPBBG" style:family="text">
      <style:text-properties style:font-name="바탕" style:font-name-complex="바탕" style:font-size-complex="12pt"/>
    </style:style>
    <style:style style:name="ID0EYBBG" style:family="text">
      <style:text-properties style:font-name="바탕" style:font-name-complex="바탕" style:font-size-complex="12pt"/>
    </style:style>
    <style:style style:name="ID0EBCBG" style:family="text">
      <style:text-properties style:font-name="바탕" style:font-name-complex="바탕" style:font-size-complex="12pt"/>
    </style:style>
    <style:style style:name="ID0EKCBG" style:family="text">
      <style:text-properties style:font-name="바탕" style:font-name-complex="바탕" style:font-size-complex="12pt"/>
    </style:style>
    <style:style style:name="ID0ETCBG" style:family="text">
      <style:text-properties style:font-name="바탕" style:font-name-complex="바탕" style:font-size-complex="12pt"/>
    </style:style>
    <style:style style:name="ID0E3CBG" style:family="text">
      <style:text-properties style:font-name="바탕" style:font-name-complex="바탕" style:font-size-complex="12pt"/>
    </style:style>
    <style:style style:name="ID0EFDB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UDBG" style:family="paragraph" style:parent-style-name="Standard">
      <style:paragraph-properties fo:text-align="justify" fo:margin-left="0cm" fo:text-indent="0cm" fo:margin-right="0cm" fo:widows="2" fo:orphans="2"/>
    </style:style>
    <style:style style:name="ID0E3DBG" style:family="text">
      <style:text-properties style:font-name="바탕" style:font-name-complex="바탕" style:font-size-complex="12pt"/>
    </style:style>
    <style:style style:name="ID0EFEB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UEBG" style:family="paragraph" style:parent-style-name="Standard">
      <style:paragraph-properties fo:text-align="justify" fo:margin-left="0cm" fo:text-indent="0cm" fo:margin-right="0cm" fo:widows="2" fo:orphans="2"/>
    </style:style>
    <style:style style:name="ID0E3EBG" style:family="text">
      <style:text-properties style:font-name="바탕" style:font-name-complex="바탕" style:font-size-complex="12pt"/>
    </style:style>
    <style:style style:name="ID0EFFBG" style:family="text">
      <style:text-properties style:font-name="바탕" style:font-name-complex="바탕" style:font-size-complex="12pt"/>
    </style:style>
    <style:style style:name="ID0EOFBG" style:family="text">
      <style:text-properties style:font-name="바탕" style:font-name-complex="바탕" style:font-size-complex="12pt"/>
    </style:style>
    <style:style style:name="ID0EXFBG" style:family="text">
      <style:text-properties style:font-name="바탕" style:font-name-complex="바탕" style:font-size-complex="12pt"/>
    </style:style>
    <style:style style:name="ID0EAGBG" style:family="text">
      <style:text-properties style:font-name="바탕" style:font-name-complex="바탕" style:font-size-complex="12pt"/>
    </style:style>
    <style:style style:name="ID0EJGB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YGBG" style:family="paragraph" style:parent-style-name="Standard">
      <style:paragraph-properties fo:text-align="justify" fo:margin-left="0cm" fo:text-indent="0cm" fo:margin-right="0cm" fo:widows="2" fo:orphans="2"/>
    </style:style>
    <style:style style:name="ID0EAHBG" style:family="text">
      <style:text-properties style:font-name="바탕" style:font-name-complex="바탕" style:font-size-complex="12pt"/>
    </style:style>
    <style:style style:name="ID0EJHBG" style:family="text">
      <style:text-properties style:font-name="바탕" style:font-name-complex="바탕" style:font-size-complex="12pt"/>
    </style:style>
    <style:style style:name="ID0ESHBG" style:family="text">
      <style:text-properties style:font-name="바탕" style:font-name-complex="바탕" style:font-size-complex="12pt"/>
    </style:style>
    <style:style style:name="ID0E2HBG" style:family="text">
      <style:text-properties style:font-name="바탕" style:font-name-complex="바탕" style:font-size-complex="12pt"/>
    </style:style>
    <style:style style:name="ID0EEIBG" style:family="text">
      <style:text-properties style:font-name="바탕" style:font-name-complex="바탕" style:font-size-complex="12pt"/>
    </style:style>
    <style:style style:name="ID0ENIBG" style:family="text">
      <style:text-properties style:font-name="바탕" style:font-name-complex="바탕" style:font-size-complex="12pt"/>
    </style:style>
    <style:style style:name="ID0EWIBG" style:family="text">
      <style:text-properties style:font-name="바탕" style:font-name-complex="바탕" style:font-size-complex="12pt"/>
    </style:style>
    <style:style style:name="ID0E6IBG" style:family="text">
      <style:text-properties style:font-name="바탕" style:font-name-complex="바탕" style:font-size-complex="12pt"/>
    </style:style>
    <style:style style:name="ID0EIJBG" style:family="text">
      <style:text-properties style:font-name="바탕" style:font-name-complex="바탕" style:font-size-complex="12pt"/>
    </style:style>
    <style:style style:name="ID0ERJBG" style:family="text">
      <style:text-properties style:font-name="바탕" style:font-name-complex="바탕" style:font-size-complex="12pt"/>
    </style:style>
    <style:style style:name="ID0E1JBG" style:family="text">
      <style:text-properties style:font-name="바탕" style:font-name-complex="바탕" style:font-size-complex="12pt"/>
    </style:style>
    <style:style style:name="ID0EDKB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SKBG" style:family="paragraph" style:parent-style-name="Standard">
      <style:paragraph-properties fo:text-align="justify" fo:margin-left="0cm" fo:text-indent="0cm" fo:margin-right="0cm" fo:widows="2" fo:orphans="2"/>
    </style:style>
    <style:style style:name="ID0E1KBG" style:family="text">
      <style:text-properties style:font-name="바탕" style:font-name-complex="바탕" style:font-size-complex="12pt"/>
    </style:style>
    <style:style style:name="ID0EDLBG" style:family="text">
      <style:text-properties style:font-name="바탕" style:font-name-complex="바탕" style:font-size-complex="12pt"/>
    </style:style>
    <style:style style:name="ID0EMLBG" style:family="text">
      <style:text-properties style:font-name="바탕" style:font-name-complex="바탕" style:font-size-complex="12pt"/>
    </style:style>
    <style:style style:name="ID0EVLBG" style:family="text">
      <style:text-properties style:font-name="바탕" style:font-name-complex="바탕" style:font-size-complex="12pt"/>
    </style:style>
    <style:style style:name="ID0E5LBG" style:family="text">
      <style:text-properties style:font-name="바탕" style:font-name-complex="바탕" style:font-size-complex="12pt"/>
    </style:style>
    <style:style style:name="ID0EHMBG" style:family="text">
      <style:text-properties style:font-name="바탕" style:font-name-complex="바탕" style:font-size-complex="12pt"/>
    </style:style>
    <style:style style:name="ID0EQMBG" style:family="text">
      <style:text-properties style:font-name="바탕" style:font-name-complex="바탕" style:font-size-complex="12pt"/>
    </style:style>
    <style:style style:name="ID0EZMBG" style:family="text">
      <style:text-properties style:font-name="바탕" style:font-name-complex="바탕" style:font-size-complex="12pt"/>
    </style:style>
    <style:style style:name="ID0ECNBG" style:family="text">
      <style:text-properties style:font-name="바탕" style:font-name-complex="바탕" style:font-size-complex="12pt"/>
    </style:style>
    <style:style style:name="ID0ELNB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1NBG" style:family="paragraph" style:parent-style-name="Standard">
      <style:paragraph-properties fo:text-align="justify" fo:margin-left="0cm" fo:text-indent="0cm" fo:margin-right="0cm" fo:widows="2" fo:orphans="2"/>
    </style:style>
    <style:style style:name="ID0EJOBG" style:family="text">
      <style:text-properties style:font-name="바탕" style:font-name-complex="바탕" style:font-size-complex="12pt"/>
    </style:style>
    <style:style style:name="ID0ESOBG" style:family="text">
      <style:text-properties style:font-name="바탕" style:font-name-complex="바탕" style:font-size-complex="12pt"/>
    </style:style>
    <style:style style:name="ID0E2OBG" style:family="text">
      <style:text-properties style:font-name="바탕" style:font-name-complex="바탕" style:font-size-complex="12pt"/>
    </style:style>
    <style:style style:name="ID0EEPBG" style:family="text">
      <style:text-properties style:font-name="바탕" style:font-name-complex="바탕" style:font-size-complex="12pt"/>
    </style:style>
    <style:style style:name="ID0ENPBG" style:family="text">
      <style:text-properties style:font-name="바탕" style:font-name-complex="바탕" style:font-size-complex="12pt"/>
    </style:style>
    <style:style style:name="ID0EWPBG" style:family="text">
      <style:text-properties style:font-name="바탕" style:font-name-complex="바탕" style:font-size-complex="12pt"/>
    </style:style>
    <style:style style:name="ID0E6PBG" style:family="text">
      <style:text-properties style:font-name="바탕" style:font-name-complex="바탕" style:font-size-complex="12pt"/>
    </style:style>
    <style:style style:name="ID0EIQBG" style:family="text">
      <style:text-properties style:font-name="바탕" style:font-name-complex="바탕" style:font-size-complex="12pt"/>
    </style:style>
    <style:style style:name="ID0ERQBG" style:family="text">
      <style:text-properties style:font-name="바탕" style:font-name-complex="바탕" style:font-size-complex="12pt"/>
    </style:style>
    <style:style style:name="ID0E1QBG" style:family="text">
      <style:text-properties style:font-name="바탕" style:font-name-complex="바탕" style:font-size-complex="12pt"/>
    </style:style>
    <style:style style:name="ID0EDRB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SRBG" style:family="paragraph" style:parent-style-name="Standard">
      <style:paragraph-properties fo:text-align="justify" fo:margin-left="0cm" fo:text-indent="0cm" fo:margin-right="0cm" fo:widows="2" fo:orphans="2"/>
    </style:style>
    <style:style style:name="ID0EBSBG" style:family="text">
      <style:text-properties style:font-name="바탕" style:font-name-complex="바탕" style:font-size-complex="12pt"/>
    </style:style>
    <style:style style:name="ID0EKSB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ZSBG" style:family="paragraph" style:parent-style-name="Standard">
      <style:paragraph-properties fo:text-align="justify" fo:margin-left="0cm" fo:text-indent="0cm" fo:margin-right="0cm" fo:widows="2" fo:orphans="2"/>
    </style:style>
    <style:style style:name="ID0EITBG" style:family="text">
      <style:text-properties style:font-name="바탕" style:font-name-complex="바탕" style:font-size-complex="12pt"/>
    </style:style>
    <style:style style:name="ID0ERTBG" style:family="text">
      <style:text-properties style:font-name="바탕" style:font-name-complex="바탕" style:font-size-complex="12pt"/>
    </style:style>
    <style:style style:name="ID0E1TBG" style:family="text">
      <style:text-properties style:font-name="바탕" style:font-name-complex="바탕" style:font-size-complex="12pt"/>
    </style:style>
    <style:style style:name="ID0EDUB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SUBG" style:family="paragraph" style:parent-style-name="Standard">
      <style:paragraph-properties fo:text-align="justify" fo:margin-left="0cm" fo:text-indent="0cm" fo:margin-right="0cm" fo:widows="2" fo:orphans="2"/>
    </style:style>
    <style:style style:name="ID0EBVBG" style:family="text">
      <style:text-properties style:font-name="바탕" style:font-name-complex="바탕" style:font-size-complex="12pt"/>
    </style:style>
    <style:style style:name="ID0EKVB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ZVBG" style:family="paragraph" style:parent-style-name="Standard">
      <style:paragraph-properties fo:text-align="justify" fo:margin-left="0cm" fo:text-indent="0cm" fo:margin-right="0cm" fo:widows="2" fo:orphans="2"/>
    </style:style>
    <style:style style:name="ID0EIWBG" style:family="text">
      <style:text-properties style:font-name="바탕" style:font-name-complex="바탕" style:font-size-complex="12pt"/>
    </style:style>
    <style:style style:name="ID0ERWB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AXBG" style:family="paragraph" style:parent-style-name="Standard">
      <style:paragraph-properties fo:text-align="justify" fo:margin-left="0cm" fo:text-indent="0cm" fo:margin-right="0cm" fo:widows="2" fo:orphans="2"/>
    </style:style>
    <style:style style:name="ID0EIXBG" style:family="text">
      <style:text-properties style:font-name="바탕" style:font-name-complex="바탕" style:font-size-complex="12pt"/>
    </style:style>
    <style:style style:name="ID0ERXBG" style:family="text">
      <style:text-properties style:font-name="바탕" style:font-name-complex="바탕" style:font-size-complex="12pt"/>
    </style:style>
    <style:style style:name="ID0E1XBG" style:family="text">
      <style:text-properties style:font-name="바탕" style:font-name-complex="바탕" style:font-size-complex="12pt"/>
    </style:style>
    <style:style style:name="ID0EDYB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SYBG" style:family="paragraph" style:parent-style-name="Standard">
      <style:paragraph-properties fo:text-align="justify" fo:margin-left="0cm" fo:text-indent="0cm" fo:margin-right="0cm" fo:widows="2" fo:orphans="2"/>
    </style:style>
    <style:style style:name="ID0E6YBG" style:family="text">
      <style:text-properties style:font-name="바탕" style:font-name-complex="바탕" fo:color="#4472C4" style:font-size-complex="12pt"/>
    </style:style>
    <style:style style:name="ID0EKZB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ZZBG" style:family="paragraph" style:parent-style-name="Standard">
      <style:paragraph-properties fo:text-align="justify" fo:margin-left="0cm" fo:text-indent="0cm" fo:margin-right="0cm" fo:widows="2" fo:orphans="2"/>
    </style:style>
    <style:style style:name="ID0EI1BG" style:family="text">
      <style:text-properties style:font-name="바탕" style:font-name-complex="바탕" style:font-size-complex="12pt"/>
    </style:style>
    <style:style style:name="ID0ER1BG" style:family="text">
      <style:text-properties style:font-name="바탕" style:font-name-complex="바탕" style:font-size-complex="12pt"/>
    </style:style>
    <style:style style:name="ID0E11B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J2BG" style:family="paragraph" style:parent-style-name="Standard">
      <style:paragraph-properties fo:text-align="justify" fo:margin-left="0cm" fo:text-indent="0cm" fo:margin-right="0cm" fo:widows="2" fo:orphans="2"/>
    </style:style>
    <style:style style:name="ID0EY2BG" style:family="text">
      <style:text-properties style:font-name="바탕" style:font-name-complex="바탕" style:font-size-complex="12pt"/>
    </style:style>
    <style:style style:name="ID0EB3BG" style:family="paragraph" style:parent-style-name="Standard">
      <style:paragraph-properties fo:text-align="justify" fo:margin-left="0cm" fo:text-indent="0cm" fo:margin-right="0cm" fo:widows="2" fo:orphans="2"/>
      <style:text-properties style:font-name="바탕" style:font-name-complex="바탕" style:font-size-complex="12pt"/>
    </style:style>
    <style:style style:name="ID0EQ3BG" style:family="paragraph" style:parent-style-name="Standard">
      <style:paragraph-properties fo:text-align="justify" fo:margin-left="0cm" fo:text-indent="0cm" fo:margin-right="0cm" fo:widows="2" fo:orphans="2"/>
    </style:style>
    <style:style style:name="ID0EY3BG" style:family="text">
      <style:text-properties style:font-name="바탕" style:font-name-complex="바탕" style:font-size-complex="12pt"/>
    </style:style>
    <style:style style:name="ID0EB4BG" style:family="text">
      <style:text-properties style:font-name="바탕" style:font-name-complex="바탕" style:font-size-complex="12pt"/>
    </style:style>
    <style:style style:name="ID0EK4BG" style:family="text">
      <style:text-properties style:font-name="바탕" style:font-name-complex="바탕" style:font-size-complex="12pt"/>
    </style:style>
    <style:style style:name="ID0ET4BG" style:family="text">
      <style:text-properties style:font-name="바탕" style:font-name-complex="바탕" style:font-size-complex="12pt"/>
    </style:style>
    <style:style style:name="ID0E34BG" style:family="text">
      <style:text-properties style:font-name="바탕" style:font-name-complex="바탕" style:font-size-complex="12pt"/>
    </style:style>
    <style:style style:name="ID0EF5BG" style:family="text">
      <style:text-properties style:font-name="바탕" style:font-name-complex="바탕" style:font-size-complex="12pt"/>
    </style:style>
    <style:style style:name="ID0EO5BG" style:family="section">
      <style:section-properties>
        <style:columns fo:column-count="1"/>
      </style:section-properties>
    </style:style>
    <text:list-style style:name="L1">
      <text:list-level-style-bullet text:level="1" text:bullet-char="&gt;">
        <style:list-level-properties text:space-before="-70.922cm" text:min-label-width="56.43cm" fo:text-align="left"/>
        <style:text-properties style:font-name="바탕"/>
      </text:list-level-style-bullet>
      <text:list-level-style-bullet text:level="2" text:bullet-char="">
        <style:list-level-properties text:space-before="-14.328cm" text:min-label-width="-14.492cm" fo:text-align="left"/>
        <style:text-properties style:font-name="Wingdings"/>
      </text:list-level-style-bullet>
      <text:list-level-style-bullet text:level="3" text:bullet-char="">
        <style:list-level-properties text:space-before="-28.658cm" text:min-label-width="-14.492cm" fo:text-align="left"/>
        <style:text-properties style:font-name="Wingdings"/>
      </text:list-level-style-bullet>
      <text:list-level-style-bullet text:level="4" text:bullet-char="">
        <style:list-level-properties text:space-before="-42.988cm" text:min-label-width="-14.492cm" fo:text-align="left"/>
        <style:text-properties style:font-name="Wingdings"/>
      </text:list-level-style-bullet>
      <text:list-level-style-bullet text:level="5" text:bullet-char="">
        <style:list-level-properties text:space-before="58.12cm" text:min-label-width="-14.492cm" fo:text-align="left"/>
        <style:text-properties style:font-name="Wingdings"/>
      </text:list-level-style-bullet>
      <text:list-level-style-bullet text:level="6" text:bullet-char="">
        <style:list-level-properties text:space-before="43.792cm" text:min-label-width="-14.492cm" fo:text-align="left"/>
        <style:text-properties style:font-name="Wingdings"/>
      </text:list-level-style-bullet>
      <text:list-level-style-bullet text:level="7" text:bullet-char="">
        <style:list-level-properties text:space-before="29.462cm" text:min-label-width="-14.492cm" fo:text-align="left"/>
        <style:text-properties style:font-name="Wingdings"/>
      </text:list-level-style-bullet>
      <text:list-level-style-bullet text:level="8" text:bullet-char="">
        <style:list-level-properties text:space-before="15.132cm" text:min-label-width="-14.492cm" fo:text-align="left"/>
        <style:text-properties style:font-name="Wingdings"/>
      </text:list-level-style-bullet>
      <text:list-level-style-bullet text:level="9" text:bullet-char="">
        <style:list-level-properties text:space-before="0.804cm" text:min-label-width="-14.492cm" fo:text-align="left"/>
        <style:text-properties style:font-name="Wingdings"/>
      </text:list-level-style-bullet>
    </text:list-style>
    <style:style style:name="HiddenParagraph" style:family="paragraph" style:parent-style-name="Standard">
      <style:text-properties fo:font-size="2pt" style:font-size-asian="2pt" style:font-size-complex="2pt"/>
    </style:style>
  </office:automatic-styles>
  <office:body>
    <office:text>
      <text:user-field-decls/>
      <text:p text:style-name="ID0EL1AG"><text:span text:style-name="ID0EU1AG">안녕하십니까 항공서비스 데이터베이스에 대한 발표를 맡은 2조 컴퓨터공학과</text:span></text:p>
      <text:p text:style-name="ID0E41AG"><text:span text:style-name="ID0EF2AG">유승주입니다.</text:span></text:p>
      <text:p text:style-name="ID0EO2AG"/>
      <text:p text:style-name="ID0E42AG"><text:span text:style-name="ID0EF3AG">발표 순서는 주제 선정, 요구사항 명세서, db모델 개념적 설계, er 다이어그램 순으로 진행되겠습니다.</text:span></text:p>
      <text:p text:style-name="ID0EO3AG"/>
      <text:p text:style-name="ID0E43AG"><text:span text:style-name="ID0EM4AG">첫 번째로 주제 선정입니다. 저희</text:span><text:span text:style-name="ID0EV4AG">조는 주제를 선정할 때 어느 업무에 대해 다루어야 합리적일지 각자의 아이디어를 모았고 투표를 진행해서 가장 많은 표를 받은 주제를 진행하기로</text:span><text:span text:style-name="ID0E54AG">하였습니다. 그래서 처음에는 병원 업무 관리가 가장 많은 표를</text:span><text:span text:style-name="ID0EH5AG">받았고 교수님꼐 이에 대한 주제로</text:span><text:span text:style-name="ID0EQ5AG">과제를 진행해도 된다는 허락까지 받았었습니다.</text:span></text:p>
      <text:p text:style-name="ID0EZ5AG"/>
      <text:p text:style-name="ID0EI6AG"><text:span text:style-name="ID0EQ6AG">그러나 저희는</text:span><text:span text:style-name="ID0EZ6AG">은연중에</text:span><text:span text:style-name="ID0ECABG">이 주제에 대해 약간의 아쉬움을 가지고 있었고, 그래서 혹시라도 이를 대체할 새로운 주제가 있을지 조사</text:span><text:span text:style-name="ID0ELABG">를 진행하</text:span><text:span text:style-name="ID0EUABG">였습니다. 그리고 저희는 다른 주제들 중에서 항공 분야가 병원 업무보다 이 과제를 진행하는데 적절하다고 판단하였는데,</text:span><text:span text:style-name="ID0E4ABG">그 이유는 항공 분야가 타 후보군에 비해 업무 분담이 잘 되어있고, 많은 사람들이 소비하기에 경쟁력이 높으며, 효율적인 관리를 위한 경제적인 DBMS가</text:span><text:span text:style-name="ID0EGBBG">요구</text:span><text:span text:style-name="ID0EPBBG">되고, 마지막으로 실세계에서도 매우 다양한 서비스들이 소비자들에게 제공되기</text:span><text:span text:style-name="ID0EYBBG">때문입</text:span><text:span text:style-name="ID0EBCBG">니다.</text:span><text:span text:style-name="ID0EKCBG">그래서 저희는</text:span><text:span text:style-name="ID0ETCBG">처음의 계획대신</text:span><text:span text:style-name="ID0E3CBG">항공 서비스에 대한 DBMS를 주제로 선정하고 이에 대해 조사를 진행하였습니다.</text:span></text:p>
      <text:p text:style-name="ID0EFDBG"/>
      <text:p text:style-name="ID0EUDBG"><text:span text:style-name="ID0E3DBG">다음은 요구사항 입니다.</text:span></text:p>
      <text:p text:style-name="ID0EFEBG"/>
      <text:p text:style-name="ID0EUEBG"><text:span text:style-name="ID0E3EBG">먼저</text:span><text:span text:style-name="ID0EFFBG">데이터 요구사항으론 t-way 항공사가 있는 공항의 경영자, 그리고 각 부서의 책임자, 그리고 그 아래의</text:span><text:span text:style-name="ID0EOFBG">사원</text:span><text:span text:style-name="ID0EXFBG">들과 이들이 제공하는 서비스를 소비하는 손님이 있습니다.</text:span><text:span text:style-name="ID0EAGBG">그리고 각 공항에 위치한 t-way 항공사 지부가 해당하는 전체의 서비스를 관리하고 있습니다.</text:span></text:p>
      <text:p text:style-name="ID0EJGBG"/>
      <text:p text:style-name="ID0EYGBG"><text:span text:style-name="ID0EAHBG">손님은</text:span><text:span text:style-name="ID0EJHBG">손님 ID를</text:span><text:span text:style-name="ID0ESHBG">부</text:span><text:span text:style-name="ID0E2HBG">여</text:span><text:span text:style-name="ID0EEIBG">받으</text:span><text:span text:style-name="ID0ENIBG">여 성명, 여권번호, 예약번호등의 데이터를 가지며</text:span><text:span text:style-name="ID0EWIBG">손님에게 서비스를 제공하는</text:span><text:span text:style-name="ID0E6IBG">사원은 사원ID 안에 담당업무, 성별, 성명</text:span><text:span text:style-name="ID0EIJBG">등</text:span><text:span text:style-name="ID0ERJBG">의 데이터를</text:span><text:span text:style-name="ID0E1JBG">가집니다.</text:span></text:p>
      <text:p text:style-name="ID0EDKBG"/>
      <text:p text:style-name="ID0ESKBG"><text:span text:style-name="ID0E1KBG">그리고 소비자에게 제공되는 면세 상품들은</text:span><text:span text:style-name="ID0EDLBG">모두</text:span><text:span text:style-name="ID0EMLBG">상품</text:span><text:span text:style-name="ID0EVLBG">번호를 부여받으며 이 안에 가격과 상품명등의 데이터를 가집니다.</text:span><text:span text:style-name="ID0E5LBG">모든 기내식은</text:span><text:span text:style-name="ID0EHMBG">각각에게 부여된 예약번호를 통해 식별하며 예약 날짜와 가격등의 데이터를 가집니다.</text:span><text:span text:style-name="ID0EQMBG">. 그리고 모든 항공기들은 티웨이 항공에 속해있으며</text:span><text:span text:style-name="ID0EZMBG">각각 해당 항공기를 운행할</text:span><text:span text:style-name="ID0ECNBG">한명의 기장을 배치받습니다.</text:span></text:p>
      <text:p text:style-name="ID0ELNBG"/>
      <text:p text:style-name="ID0E1NBG"><text:span text:style-name="ID0EJOBG">다음은 기능 요구사항입니다.</text:span><text:span text:style-name="ID0ESOBG">기능</text:span><text:span text:style-name="ID0E2OBG">요구사항으로</text:span><text:span text:style-name="ID0EEPBG">각 경영자는 소비자의 권리를 제외한 모든 권한을 소유하고 있으며,</text:span><text:span text:style-name="ID0ENPBG">그 아래에 있는 각 부서의 관리자는</text:span><text:span text:style-name="ID0EWPBG">부서의 모든 권한을 가지며 직원의 급여를 조정할 수 있습니다. 그리고 직원은 기내식의 재고관리를 할 수가 있으며 소비자는 예약 정보 및 재고를 확인하고 선택하여 예약을 하거나,</text:span><text:span text:style-name="ID0E6PBG">추가 구매, 또는</text:span><text:span text:style-name="ID0EIQBG">했던 예약을</text:span><text:span text:style-name="ID0ERQBG">변경하거나 취소할</text:span><text:span text:style-name="ID0E1QBG">수 있는 기능을 소유하고 있습니다.</text:span></text:p>
      <text:p text:style-name="ID0EDRBG"/>
      <text:p text:style-name="ID0ESRBG"><text:span text:style-name="ID0EBSBG">다음은 개념적 관계 데이터베이스 설계입니다.</text:span></text:p>
      <text:p text:style-name="ID0EKSBG"/>
      <text:p text:style-name="ID0EZSBG"><text:span text:style-name="ID0EITBG">저희는 설계를 진행하기에 앞서 t-way항공사의 시스템을 분석하였습니다.</text:span><text:span text:style-name="ID0ERTBG">그래서 해당 항공사는 국내 8개의 주요 공항에 입주하여 있으며, 소비자에게 다양한 서비스를 제공하지만 다른 곳에서 흔히 찾을 수 있는 마일리지/포인트 프로그램은 제공하지</text:span><text:span text:style-name="ID0E1TBG">않는다는 것을 알아낼 수 있었습니다.</text:span></text:p>
      <text:p text:style-name="ID0EDUBG"/>
      <text:p text:style-name="ID0ESUBG"><text:span text:style-name="ID0EBVBG">그리고 흔하지 않게 결제시한 연장서비스를 제공하고 있으며 국제선의 도착지가 아시아선으로 제한되어있지만 그만큼 저렴한 가격을 자랑하고 있습니다.</text:span></text:p>
      <text:p text:style-name="ID0EKVBG"/>
      <text:p text:style-name="ID0EZVBG"><text:span text:style-name="ID0EIWBG">그리고 항공사는 보잉 737시리즈의 항공기 27대를 보유하고 있으며 각 항공기에 고유한 번호를 부여하며 관리를 하고 있습니다.</text:span></text:p>
      <text:p text:style-name="ID0ERWBG"/>
      <text:p text:style-name="ID0EAXBG"><text:span text:style-name="ID0EIXBG">이를 통해 저희는 앞서 분석한 요구사항들과 전체적인 항공사의 시스템들을 고려하여 티 웨이 항공사를 중점으로 이러한 엔티티 타입</text:span><text:span text:style-name="ID0ERXBG">들</text:span><text:span text:style-name="ID0E1XBG">을 설계하였습니다. 그리고 이 엔티티 타입을 기초로 하여 각 고유한 관계 타입과 연결시켜 최종적으로 다음과 같은 er 다이어그램을 완성하였습니다.</text:span></text:p>
      <text:p text:style-name="ID0EDYBG"/>
      <text:list text:style-name="L1" text:continue-numbering="true">
        <text:list-item>
          <text:p text:style-name="ID0ESYBG"><text:span text:style-name="ID0E6YBG">앞서 분석한 요구사항들과 전체적인 항공사의 시스템들을 고려하여 저희팀 설계 목표인 티웨이 항공사를 중점으로 이러한 엔티티 타입이 만들어졌습니다. 이 엔티티 타입을 기초로 각 고유한 관계 타입과 연결시켜 최종적으로 ER 다이어그램을 완성했습니다.</text:span></text:p>
        </text:list-item>
      </text:list>
      <text:p text:style-name="ID0EKZBG"/>
      <text:p text:style-name="ID0EZZBG"><text:span text:style-name="ID0EI1BG">여기서 먼저 t-way항공사는 경영자라는 기본키를 가지고 있으며 항공기와 1대N관계로 연결되어 있으며 항공기는 승무원과 기장이라는 외부키와 항공기 번호라는 기본 키를 가지고 있습니다. 그리고</text:span><text:span text:style-name="ID0ER1BG">공항은 항공사 전체 참여이자 1대1관계로 연결되어 있으며 각각 공항 이름이라는 기본키와 전화번호, 소속등을 가지고 있습니다. 그리고 그중 공항 이름은 티웨이 항공사에서 외래키로 사용되고 있습니다.</text:span></text:p>
      <text:p text:style-name="ID0E11BG"/>
      <text:p text:style-name="ID0EJ2BG"><text:span text:style-name="ID0EY2BG">항공사는 1대n관계로 직원을 채용하며 직원은 전체참여를 하고 있습니다.직원은 직원 번호라는 기본 키를 가지고 있으며 이 외에도 급여, 직책, 부서, 관리자 등의 키를 가지고 있습니다. 직원과 소비자는 M대N의 관계로 연결되어 있으며 소비자는 이에 전체참여를 하고 있습니다. 소비자는 여권 번호라는 기본키와 ID, 이름등의 키를 가지고 있으며 이를 이용해 여러 서비스들을 구매할 수 있습니다.</text:span></text:p>
      <text:p text:style-name="ID0EB3BG"/>
      <text:p text:style-name="ID0EQ3BG"><text:span text:style-name="ID0EY3BG">제공되는 서비스에는 크게 면세품, 기내식, 항공권 이 세개가 있는데 면세품은 상품 번호라는 기본 키를 가지고 있으며, 기내식은 음식 예약번호</text:span><text:span text:style-name="ID0EB4BG">라는 기본키와 좌석 번호라는 외래키를 가지고 있습니다. 항공권에는 날짜, 좌석 등급,출발지, 도착지같은 항공권에 필수적인</text:span><text:span text:style-name="ID0EK4BG">정보</text:span><text:span text:style-name="ID0ET4BG">들을 가지고 있으며 이중 좌석번호는 기내식에서 외래키로 사</text:span><text:span text:style-name="ID0E34BG">용</text:span><text:span text:style-name="ID0EF5BG">되고, 항공기에서 항공기 번호를 자신의 외래키로 사용하고 있습니다.</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number="urn:oasis:names:tc:opendocument:xmlns:datastyle:1.0" xmlns:xlink="http://www.w3.org/1999/xlink" xmlns:dc="http://purl.org/dc/elements/1.1/" xmlns:pcut="urn:cleverage:xmlns:post-processings:pcut">
  <office:font-face-decls>
    <style:font-face style:name="바탕" svg:font-family="바탕" style:font-family-generic="roman"/>
    <style:font-face style:name="Calibri" svg:font-family="Calibri" style:font-family-generic="swiss"/>
    <style:font-face style:name="Arial" svg:font-family="Arial" style:font-family-generic="swiss"/>
    <style:font-face style:name="Wingdings" svg:font-family="Wingdings" style:font-family-generic="system"/>
    <style:font-face style:name="Mangal" svg:font-family="Mangal" style:font-family-generic="roman"/>
  </office:font-face-decls>
  <office:styles>
    <style:default-style style:family="paragraph">
      <style:paragraph-properties style:text-autospace="none" fo:widows="2" fo:orphans="2" fo:text-align="start" fo:line-height="100%" style:vertical-align="auto"/>
      <style:text-properties fo:language="en" fo:country="US" style:language-complex="hi" style:country-complex="IN" style:language-asian="ko" style:country-asian="KR" style:font-name="Calibri" style:font-name-complex="Arial" style:font-name-asian="바탕" fo:color="#000000" style:text-scale="100" fo:font-size="12pt" style:font-size-asian="12pt" style:font-size-complex="10pt" style:text-emphasize="none" style:font-relief="engraved" style:letter-kerning="true" style:text-outline="false" fo:text-shadow="none" fo:letter-spacing="normal" fo:text-align="start" fo:line-height="100%" style:vertical-align="auto" style:use-window-font-color="true"/>
    </style:default-style>
    <style:default-style style:family="text">
      <style:text-properties fo:font-style="italic" fo:language="en" fo:country="US" style:language-complex="hi" style:country-complex="IN" style:language-asian="ko" style:country-asian="KR" style:font-name="Calibri" style:font-name-complex="Arial" style:font-name-asian="바탕" fo:color="#000000" style:text-scale="100" fo:font-size="12pt" style:font-size-asian="12pt" style:font-size-complex="10pt" style:text-emphasize="none" style:font-relief="engraved" style:letter-kerning="true" style:text-outline="false" fo:text-shadow="none" fo:letter-spacing="normal" style:use-window-font-color="true"/>
    </style:default-style>
    <style:default-style style:family="table">
      <style:table-properties table:border-model="collapsing" fo:margin-left="0cm"/>
    </style:default-style>
    <style:style style:name="Heading" style:display-name="Heading" style:family="paragraph" style:next-style-name="Heading">
      <style:paragraph-properties fo:keep-with-next="always" fo:margin-top="0.423cm" fo:margin-bottom="0.212cm" fo:margin-left="0cm" fo:text-indent="0cm" fo:margin-right="0cm" fo:widows="2" fo:orphans="2"/>
      <style:text-properties style:font-size-complex="14pt" fo:font-size="14pt"/>
    </style:style>
    <style:style style:name="Index" style:display-name="Index" style:family="paragraph">
      <style:paragraph-properties fo:margin-left="0cm" fo:text-indent="0cm" fo:margin-right="0cm" fo:widows="2" fo:orphans="2"/>
      <style:text-properties/>
    </style:style>
    <style:style style:name="Standard" style:display-name="Standard" style:family="paragraph">
      <style:paragraph-properties fo:margin-left="0cm" fo:text-indent="0cm" fo:margin-right="0cm" fo:widows="2" fo:orphans="2"/>
      <style:text-properties/>
    </style:style>
    <style:style style:name="Textbody" style:display-name="Text body" style:family="paragraph">
      <style:paragraph-properties fo:margin-top="0cm" fo:margin-bottom="0.247cm" fo:line-height="114.99999999999998%" fo:margin-left="0cm" fo:text-indent="0cm" fo:margin-right="0cm" fo:widows="2" fo:orphans="2"/>
      <style:text-properties/>
    </style:style>
    <style:style style:name="WW_CharLFO2LVL1" style:display-name="WW_CharLFO2LVL1" style:family="text">
      <style:text-properties style:font-name="바탕" style:font-name-complex="바탕" style:font-name-asian="바탕"/>
    </style:style>
    <style:style style:name="WW_CharLFO2LVL2" style:display-name="WW_CharLFO2LVL2" style:family="text">
      <style:text-properties style:font-name="Wingdings"/>
    </style:style>
    <style:style style:name="WW_CharLFO2LVL3" style:display-name="WW_CharLFO2LVL3" style:family="text">
      <style:text-properties style:font-name="Wingdings"/>
    </style:style>
    <style:style style:name="WW_CharLFO2LVL4" style:display-name="WW_CharLFO2LVL4" style:family="text">
      <style:text-properties style:font-name="Wingdings"/>
    </style:style>
    <style:style style:name="WW_CharLFO2LVL5" style:display-name="WW_CharLFO2LVL5" style:family="text">
      <style:text-properties style:font-name="Wingdings"/>
    </style:style>
    <style:style style:name="WW_CharLFO2LVL6" style:display-name="WW_CharLFO2LVL6" style:family="text">
      <style:text-properties style:font-name="Wingdings"/>
    </style:style>
    <style:style style:name="WW_CharLFO2LVL7" style:display-name="WW_CharLFO2LVL7" style:family="text">
      <style:text-properties style:font-name="Wingdings"/>
    </style:style>
    <style:style style:name="WW_CharLFO2LVL8" style:display-name="WW_CharLFO2LVL8" style:family="text">
      <style:text-properties style:font-name="Wingdings"/>
    </style:style>
    <style:style style:name="WW_CharLFO2LVL9" style:display-name="WW_CharLFO2LVL9" style:family="text">
      <style:text-properties style:font-name="Wingdings"/>
    </style:style>
    <style:style style:name="기본단락글꼴" style:display-name="기본 단락 글꼴" style:family="text">
      <style:text-properties/>
    </style:style>
    <style:style style:name="머리글" style:display-name="머리글" style:family="paragraph" style:parent-style-name="표준">
      <style:paragraph-properties style:snap-to-layout-grid="false" fo:margin-left="0cm" fo:text-indent="0cm" fo:margin-right="0cm" fo:widows="2" fo:orphans="2">
        <style:tab-stops>
          <style:tab-stop style:type="center" style:position="7.96cm"/>
          <style:tab-stop style:type="right" style:position="15.921cm"/>
        </style:tab-stops>
      </style:paragraph-properties>
      <style:text-properties style:font-name-complex="Mangal"/>
    </style:style>
    <style:style style:name="머리글Char" style:display-name="머리글 Char" style:family="text" style:parent-style-name="기본단락글꼴">
      <style:text-properties style:font-name-complex="Mangal"/>
    </style:style>
    <style:style style:name="목록" style:display-name="목록" style:family="paragraph" style:parent-style-name="Textbody">
      <style:paragraph-properties fo:margin-left="0cm" fo:text-indent="0cm" fo:margin-right="0cm" fo:widows="2" fo:orphans="2"/>
      <style:text-properties/>
    </style:style>
    <style:style style:name="바닥글" style:display-name="바닥글" style:family="paragraph" style:parent-style-name="표준">
      <style:paragraph-properties style:snap-to-layout-grid="false" fo:margin-left="0cm" fo:text-indent="0cm" fo:margin-right="0cm" fo:widows="2" fo:orphans="2">
        <style:tab-stops>
          <style:tab-stop style:type="center" style:position="7.96cm"/>
          <style:tab-stop style:type="right" style:position="15.921cm"/>
        </style:tab-stops>
      </style:paragraph-properties>
      <style:text-properties style:font-name-complex="Mangal"/>
    </style:style>
    <style:style style:name="바닥글Char" style:display-name="바닥글 Char" style:family="text" style:parent-style-name="기본단락글꼴">
      <style:text-properties style:font-name-complex="Mangal"/>
    </style:style>
    <style:style style:name="캡션" style:display-name="캡션" style:family="paragraph">
      <style:paragraph-properties fo:margin-top="0.212cm" fo:margin-bottom="0.212cm" fo:margin-left="0cm" fo:text-indent="0cm" fo:margin-right="0cm" fo:widows="2" fo:orphans="2"/>
      <style:text-properties fo:font-style="italic" style:font-size-complex="12pt"/>
    </style:style>
    <style:style style:name="표준" style:display-name="표준" style:family="paragraph">
      <style:paragraph-properties style:text-autospace="none" fo:margin-left="0cm" fo:text-indent="0cm" fo:margin-right="0cm" fo:widows="2" fo:orphans="2"/>
      <style:text-properties/>
    </style:style>
    <style:style style:name="a4" style:display-name="Normal Table" style:family="table"/>
    <style:style style:name="X3AS7TOCHyperlink" style:display-name="X3AS7TOCHyperlink" style:family="text" style:parent-style-name="DefaultParagraphFont">
      <style:text-properties fo:color="#000000" style:text-underline-style="none"/>
    </style:style>
    <style:style style:name="X3AS7TABSTYLE" style:family="paragraph" style:parent-style-name="Footer">
      <style:paragraph-properties>
        <style:tab-stops>
          <style:tab-stop style:type="right" style:position="25cm"/>
        </style:tab-stops>
      </style:paragraph-properties>
    </style:style>
    <style:style style:family="text" style:name="BulletSymbol">
      <style:text-properties style:font-name="Symbol"/>
    </style:style>
    <style:style style:family="text" style:name="ID0EYGAG">
      <style:text-properties style:font-name="Wingdings"/>
    </style:style>
  </office:styles>
  <office:automatic-styles>
    <style:page-layout style:name="PAGEID0EO5BG">
      <style:page-layout-properties fo:page-width="21.001cm" fo:page-height="29.7cm" fo:margin-top="2cm" fo:margin-left="2cm" fo:margin-bottom="2cm" fo:margin-right="2cm">
        <style:footnote-sep style:distance-before-sep="0.423cm" style:distance-after-sep="0.212cm" style:width="0.005cm" style:rel-width="29.998235397917764"/>
        <style:columns fo:column-count="1"/>
      </style:page-layout-properties>
    </style:page-layout>
    <style:style style:name="HiddenParagraph" style:family="paragraph" style:parent-style-name="Standard">
      <style:text-properties fo:font-size="2pt" style:font-size-asian="2pt" style:font-size-complex="2pt"/>
    </style:style>
  </office:automatic-styles>
  <office:master-styles>
    <style:master-page style:name="Standard" style:page-layout-name="PAGEID0EO5BG"/>
  </office:master-styles>
</office:document-styles>
</file>

<file path=meta.xml><?xml version="1.0" encoding="utf-8"?>
<office:document-meta xmlns:office="urn:oasis:names:tc:opendocument:xmlns:office:1.0" xmlns:dc="http://purl.org/dc/elements/1.1/" xmlns:dcterms="http://purl.org/dc/terms/" xmlns:meta="urn:oasis:names:tc:opendocument:xmlns:meta:1.0" office:version="1.1">
  <office:meta>
    <meta:generator>OpenXML/ODF Translator Command Line Tool 3.0</meta:generator>
    <dc:title/>
    <dc:description/>
    <meta:initial-creator>tnsgh</meta:initial-creator>
    <dc:creator>tnsgh</dc:creator>
    <dc:date>2020-11-11T15:54:07</dc:date>
    <dc:subject/>
    <meta:editing-cycles>1</meta:editing-cycles>
    <meta:keyword/>
    <meta:document-statistic/>
  </office:meta>
</office:document-meta>
</file>